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NDRÉ GRAHL PEREIRA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NDRÉ LÚCIO HAHN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ERNARDO HENZ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RUNO REZENDE LARANJEIRA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ARINE WONTROBA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ÍCERO AUGUSTO DE LARA PAHINS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LEBER FOLETTO PEDROZO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RISTIANO REIS DOS SANTOS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OUGLAS NEGRINI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ÉDISON JOSIAS QUAIATTO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LIPE GABRIEL AREND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REDERICO ARTUR LIMBERGER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GONÇALVES SCHARDONG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IAÊ SANTOS BONILHA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ANDRO HERNANDES MANICA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IS FERNANDO ZALTRON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THEUS KOEHLER ZANELLA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ÍRIAM PIZZATTO COLPO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ABLO LIMA FLORES</text:p>
          </table:table-cell>
          <table:table-cell office:value-type="float" office:value="2011">
            <text:p>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2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22:11</dc:date>
    <meta:document-statistic meta:table-count="1" meta:cell-count="80" meta:object-count="0"/>
    <meta:generator>OpenOffice.org/3.4.1$Unix OpenOffice.org_project/341m1$Build-9593</meta:generator>
  </office:meta>
</office:document-meta>
</file>